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IM FELL DW Pica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IM FELL DW Pica"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IM FELL DW Pica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IM FELL DW Pica"/>
    </style:style>
    <style:style style:name="P6" style:family="paragraph" style:parent-style-name="Standard">
      <style:paragraph-properties fo:text-align="center" style:justify-single-word="false"/>
      <style:text-properties style:font-name="IM FELL DW Pica"/>
    </style:style>
    <style:style style:name="P7" style:family="paragraph" style:parent-style-name="Standard">
      <style:paragraph-properties fo:text-align="center" style:justify-single-word="false" fo:break-before="page"/>
      <style:text-properties style:font-name="IM FELL DW Pica"/>
    </style:style>
    <style:style style:name="P8" style:family="paragraph" style:parent-style-name="Standard">
      <style:text-properties style:font-name="IM FELL DW Pica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IM FELL DW Pica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  <style:style style:name="T3" style:family="text">
      <style:text-properties style:font-name="Courier 10 Pitch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Copyright © Timothy S. Macdonald 2006-2014. </text:p>
      <text:p text:style-name="P5"/>
      <text:p text:style-name="P5">This work is licenſed under a Creative Commons Attribution-NonCommercial-ShareAlike 4.0 International Licenſe. </text:p>
      <text:p text:style-name="P5"/>
      <text:p text:style-name="P5">Engliſh Scripture taken from the <text:span text:style-name="T1">Holy Bible, New International Version</text:span> ®. Copyright © 1973, 1978, 1984 by International Bible Society. Uſed by permiſsion of Zondervan. All rights reſerved.</text:p>
      <text:p text:style-name="P5"/>
      <text:p text:style-name="P5">Spaniſh Scripture taken from the <text:span text:style-name="T2">Biblia Dios Habla Hoy, 3rd Edition </text:span>Dios habla hoy ®, Tercera edición © Sociedades Bíblicas Unidas, 1966, 1970, 1979, 1983, 1996. Uſed by permiſsion.</text:p>
      <text:p text:style-name="P5"/>
      <text:p text:style-name="P5"/>
      <text:p text:style-name="P5">Special thanks to Dan van Loon (<text:span text:style-name="T3">http://designcorps.us</text:span>) for overſeeing the deſign and creating the cover art.</text:p>
      <text:p text:style-name="P5"/>
      <text:p text:style-name="P7"/>
      <text:p text:style-name="P6"/>
      <text:p text:style-name="P6"/>
      <text:p text:style-name="P2"/>
      <text:p text:style-name="P2"/>
      <text:p text:style-name="P3">This collection is humbly dedicated</text:p>
      <text:p text:style-name="P2"/>
      <text:p text:style-name="P2"/>
      <text:p text:style-name="P2">to RS</text:p>
      <text:p text:style-name="P2">for teaching artiſtry,</text:p>
      <text:p text:style-name="P2"/>
      <text:p text:style-name="P2"/>
      <text:p text:style-name="P2">CF</text:p>
      <text:p text:style-name="P2">for teaching ſtyle,</text:p>
      <text:p text:style-name="P2"/>
      <text:p text:style-name="P2"/>
      <text:p text:style-name="P2"><text:s/>&amp; RBP</text:p>
      <text:p text:style-name="P2">for teaching beauty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ún más, a nada le concedo valor ſi lo comparo con el bien ſupremo de conocer a...mi Señ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25:19</meta:creation-date>
    <dc:date>2014-06-05T00:41:26</dc:date>
    <meta:editing-duration>PT7H45M4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13" meta:word-count="128" meta:character-count="831" meta:non-whitespace-character-count="713"/>
  </office:meta>
</office:document-meta>
</file>